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Math" svg:font-family="'Latin Modern Math'" style:font-pitch="variable"/>
    <style:font-face style:name="Latin Modern Math1" svg:font-family="'Latin Modern Math'" style:font-adornments="Regular" style:font-pitch="variable"/>
    <style:font-face style:name="Times New Roman" svg:font-family="'Times New Roman'" style:font-family-generic="roman" style:font-pitch="variable"/>
    <style:font-face style:name="Adobe Blank" svg:font-family="'Adobe Blan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4.4375in" table:align="left" style:writing-mode="page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2.25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none" fo:border-right="0.05pt solid #000000" fo:border-top="none" fo:border-bottom="none"/>
    </style:style>
    <style:style style:name="Table1.C1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Subtitle">
      <style:text-properties officeooo:rsid="0011713a" officeooo:paragraph-rsid="0011713a"/>
    </style:style>
    <style:style style:name="P2" style:family="paragraph" style:parent-style-name="Table_20_Contents">
      <style:paragraph-properties fo:text-align="start" style:justify-single-word="false"/>
      <style:text-properties fo:font-size="16pt" officeooo:rsid="0011713a" officeooo:paragraph-rsid="0011713a" style:font-size-asian="16pt" style:font-size-complex="16pt"/>
    </style:style>
    <style:style style:name="P3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font-size="16pt" officeooo:rsid="0011713a" officeooo:paragraph-rsid="0011713a" style:font-size-asian="16pt" style:font-size-complex="16pt"/>
    </style:style>
    <style:style style:name="P4" style:family="paragraph" style:parent-style-name="Text_20_body">
      <style:text-properties officeooo:rsid="0011713a" officeooo:paragraph-rsid="0011713a"/>
    </style:style>
    <style:style style:name="P5" style:family="paragraph" style:parent-style-name="Text_20_body">
      <style:paragraph-properties fo:text-align="start" style:justify-single-word="false"/>
      <style:text-properties officeooo:rsid="0011713a" officeooo:paragraph-rsid="0011713a"/>
    </style:style>
    <style:style style:name="P6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16pt" fo:font-weight="bold" officeooo:rsid="001a7c0e" officeooo:paragraph-rsid="001a7c0e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16pt" fo:font-weight="bold" officeooo:paragraph-rsid="0011713a" style:font-size-asian="16pt" style:font-weight-asian="bold" style:font-size-complex="16pt" style:font-weight-complex="bold"/>
    </style:style>
    <style:style style:name="P9" style:family="paragraph" style:parent-style-name="Text_20_body">
      <style:text-properties fo:font-style="normal" officeooo:rsid="0045d571" officeooo:paragraph-rsid="0042055c" style:font-style-asian="normal" style:font-style-complex="normal"/>
    </style:style>
    <style:style style:name="P10" style:family="paragraph" style:parent-style-name="Text_20_body">
      <style:text-properties fo:font-style="normal" officeooo:rsid="004729f6" officeooo:paragraph-rsid="004fe30b" style:font-style-asian="normal" style:font-style-complex="normal"/>
    </style:style>
    <style:style style:name="P11" style:family="paragraph" style:parent-style-name="Title">
      <style:text-properties officeooo:rsid="0010498f" officeooo:paragraph-rsid="0010498f"/>
    </style:style>
    <style:style style:name="P12" style:family="paragraph" style:parent-style-name="Text_20_body">
      <style:paragraph-properties fo:margin-top="0.1665in" fo:margin-bottom="0.0835in" loext:contextual-spacing="false"/>
      <style:text-properties officeooo:rsid="004be174" officeooo:paragraph-rsid="004be174"/>
    </style:style>
    <style:style style:name="P13" style:family="paragraph" style:parent-style-name="Text_20_body" style:list-style-name="L2">
      <style:text-properties officeooo:paragraph-rsid="0045d571"/>
    </style:style>
    <style:style style:name="P14" style:family="paragraph" style:parent-style-name="Text_20_body" style:list-style-name="L2">
      <style:text-properties fo:font-style="normal" officeooo:rsid="0045d571" officeooo:paragraph-rsid="0045d571" style:font-style-asian="normal" style:font-style-complex="normal"/>
    </style:style>
    <style:style style:name="P15" style:family="paragraph" style:parent-style-name="Text_20_body" style:list-style-name="L2">
      <style:text-properties fo:font-style="normal" officeooo:rsid="004729f6" officeooo:paragraph-rsid="004729f6" style:font-style-asian="normal" style:font-style-complex="normal"/>
    </style:style>
    <style:style style:name="P16" style:family="paragraph" style:parent-style-name="Text_20_body">
      <style:text-properties officeooo:rsid="005c8d75" officeooo:paragraph-rsid="005c8d75"/>
    </style:style>
    <style:style style:name="P17" style:family="paragraph" style:parent-style-name="Text_20_body" style:list-style-name="L2">
      <style:text-properties officeooo:rsid="005c8d75" officeooo:paragraph-rsid="005c8d75"/>
    </style:style>
    <style:style style:name="P18" style:family="paragraph" style:parent-style-name="Text_20_body">
      <style:text-properties officeooo:rsid="00590fea" officeooo:paragraph-rsid="005c8d75"/>
    </style:style>
    <style:style style:name="P19" style:family="paragraph" style:parent-style-name="Text_20_body">
      <style:text-properties officeooo:paragraph-rsid="005c8d75"/>
    </style:style>
    <style:style style:name="P20" style:family="paragraph" style:parent-style-name="Text_20_body" style:list-style-name="L1">
      <style:paragraph-properties fo:margin-top="0.1665in" fo:margin-bottom="0.0835in" loext:contextual-spacing="false"/>
      <style:text-properties officeooo:rsid="0045d571" officeooo:paragraph-rsid="0045d571"/>
    </style:style>
    <style:style style:name="P21" style:family="paragraph" style:parent-style-name="Text_20_body" style:list-style-name="L1">
      <style:paragraph-properties fo:margin-top="0.1665in" fo:margin-bottom="0.0835in" loext:contextual-spacing="false"/>
      <style:text-properties style:font-name="Latin Modern Math" officeooo:rsid="0042055c" officeooo:paragraph-rsid="0045d571"/>
    </style:style>
    <style:style style:name="P22" style:family="paragraph" style:parent-style-name="Text_20_body" style:list-style-name="L1">
      <style:paragraph-properties fo:margin-top="0.1665in" fo:margin-bottom="0.0835in" loext:contextual-spacing="false"/>
      <style:text-properties style:font-name="Latin Modern Math" officeooo:rsid="0043fdbb" officeooo:paragraph-rsid="004be174"/>
    </style:style>
    <style:style style:name="P23" style:family="paragraph" style:parent-style-name="Text_20_body" style:list-style-name="L1">
      <style:paragraph-properties fo:margin-top="0.1665in" fo:margin-bottom="0.0835in" loext:contextual-spacing="false"/>
      <style:text-properties style:font-name="Latin Modern Math" officeooo:rsid="0043fdbb" officeooo:paragraph-rsid="004a05af"/>
    </style:style>
    <style:style style:name="P24" style:family="paragraph" style:parent-style-name="Text_20_body" style:list-style-name="L1">
      <style:paragraph-properties fo:margin-top="0.1665in" fo:margin-bottom="0.0835in" loext:contextual-spacing="false"/>
      <style:text-properties style:font-name="Latin Modern Math" officeooo:rsid="0045d571" officeooo:paragraph-rsid="0045d571"/>
    </style:style>
    <style:style style:name="P25" style:family="paragraph" style:parent-style-name="Text_20_body" style:list-style-name="L1">
      <style:paragraph-properties fo:margin-top="0.1665in" fo:margin-bottom="0.0835in" loext:contextual-spacing="false"/>
      <style:text-properties officeooo:paragraph-rsid="004a05af"/>
    </style:style>
    <style:style style:name="P26" style:family="paragraph" style:parent-style-name="Text_20_body" style:list-style-name="L1">
      <style:paragraph-properties fo:margin-top="0.1665in" fo:margin-bottom="0.0835in" loext:contextual-spacing="false"/>
      <style:text-properties officeooo:paragraph-rsid="005d0df1"/>
    </style:style>
    <style:style style:name="P27" style:family="paragraph" style:parent-style-name="Text_20_body" style:list-style-name="L1">
      <style:paragraph-properties fo:margin-top="0.1665in" fo:margin-bottom="0.0835in" loext:contextual-spacing="false"/>
      <style:text-properties officeooo:rsid="004be174" officeooo:paragraph-rsid="004be174"/>
    </style:style>
    <style:style style:name="P28" style:family="paragraph" style:parent-style-name="Text_20_body" style:list-style-name="L1">
      <style:paragraph-properties fo:margin-top="0.1665in" fo:margin-bottom="0.0835in" loext:contextual-spacing="false"/>
      <style:text-properties officeooo:rsid="004c079c" officeooo:paragraph-rsid="004c079c"/>
    </style:style>
    <style:style style:name="P29" style:family="paragraph" style:parent-style-name="Text_20_body" style:list-style-name="L1">
      <style:paragraph-properties fo:margin-top="0.1665in" fo:margin-bottom="0.0835in" loext:contextual-spacing="false"/>
      <style:text-properties officeooo:rsid="004c079c" officeooo:paragraph-rsid="0060b250"/>
    </style:style>
    <style:style style:name="P30" style:family="paragraph" style:parent-style-name="Text_20_body" style:list-style-name="L1">
      <style:paragraph-properties fo:margin-top="0.1665in" fo:margin-bottom="0.0835in" loext:contextual-spacing="false"/>
      <style:text-properties officeooo:rsid="0060b250" officeooo:paragraph-rsid="0060b250"/>
    </style:style>
    <style:style style:name="P31" style:family="paragraph" style:parent-style-name="Heading_20_1">
      <style:paragraph-properties fo:text-align="center" style:justify-single-word="false"/>
    </style:style>
    <style:style style:name="P32" style:family="paragraph" style:parent-style-name="Heading_20_1">
      <style:text-properties officeooo:paragraph-rsid="005c8d75"/>
    </style:style>
    <style:style style:name="P33" style:family="paragraph" style:parent-style-name="Heading_20_1">
      <style:paragraph-properties fo:margin-top="0.1665in" fo:margin-bottom="0.0835in" loext:contextual-spacing="false" fo:break-before="page"/>
      <style:text-properties officeooo:rsid="0042055c" officeooo:paragraph-rsid="0042055c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break-before="page"/>
      <style:text-properties fo:font-style="italic" officeooo:rsid="0042055c" officeooo:paragraph-rsid="0042055c" style:font-style-asian="italic" style:font-style-complex="italic"/>
    </style:style>
    <style:style style:name="P36" style:family="paragraph" style:parent-style-name="Heading_20_2">
      <style:paragraph-properties fo:text-align="start" style:justify-single-word="false"/>
      <style:text-properties officeooo:rsid="0011713a" officeooo:paragraph-rsid="0011713a"/>
    </style:style>
    <style:style style:name="T1" style:family="text">
      <style:text-properties fo:font-style="italic" officeooo:rsid="0042055c" style:font-style-asian="italic" style:font-style-complex="italic"/>
    </style:style>
    <style:style style:name="T2" style:family="text">
      <style:text-properties officeooo:rsid="0042055c"/>
    </style:style>
    <style:style style:name="T3" style:family="text">
      <style:text-properties style:font-name="Latin Modern Math"/>
    </style:style>
    <style:style style:name="T4" style:family="text">
      <style:text-properties style:font-name="Latin Modern Math" officeooo:rsid="0043fdbb"/>
    </style:style>
    <style:style style:name="T5" style:family="text">
      <style:text-properties style:font-name="Latin Modern Math" officeooo:rsid="00484358"/>
    </style:style>
    <style:style style:name="T6" style:family="text">
      <style:text-properties style:font-name="Latin Modern Math" officeooo:rsid="004a05af"/>
    </style:style>
    <style:style style:name="T7" style:family="text">
      <style:text-properties style:font-name="Latin Modern Math" fo:font-style="italic" style:font-style-asian="italic" style:font-style-complex="italic"/>
    </style:style>
    <style:style style:name="T8" style:family="text">
      <style:text-properties style:font-name="Latin Modern Math" fo:font-style="italic" officeooo:rsid="005ef352" style:font-style-asian="italic" style:font-style-complex="italic"/>
    </style:style>
    <style:style style:name="T9" style:family="text">
      <style:text-properties style:font-name="Latin Modern Math" fo:font-style="italic" officeooo:rsid="0060b250" style:font-style-asian="italic" style:font-style-complex="italic"/>
    </style:style>
    <style:style style:name="T10" style:family="text">
      <style:text-properties style:font-name="Latin Modern Math" fo:font-style="normal" style:font-style-asian="normal" style:font-style-complex="normal"/>
    </style:style>
    <style:style style:name="T11" style:family="text">
      <style:text-properties style:font-name="Latin Modern Math" fo:font-style="normal" officeooo:rsid="005ef352" style:font-style-asian="normal" style:font-style-complex="normal"/>
    </style:style>
    <style:style style:name="T12" style:family="text">
      <style:text-properties style:font-name="Latin Modern Math" officeooo:rsid="004c079c"/>
    </style:style>
    <style:style style:name="T13" style:family="text">
      <style:text-properties style:font-name="Latin Modern Math" officeooo:rsid="004cc22f"/>
    </style:style>
    <style:style style:name="T14" style:family="text">
      <style:text-properties style:font-name="Latin Modern Math" officeooo:rsid="004e234e"/>
    </style:style>
    <style:style style:name="T15" style:family="text">
      <style:text-properties style:font-name="Latin Modern Math" officeooo:rsid="004eb1ef"/>
    </style:style>
    <style:style style:name="T16" style:family="text">
      <style:text-properties style:font-name="Latin Modern Math" officeooo:rsid="004fe30b"/>
    </style:style>
    <style:style style:name="T17" style:family="text">
      <style:text-properties style:font-name="Latin Modern Math" officeooo:rsid="005c8d75"/>
    </style:style>
    <style:style style:name="T18" style:family="text">
      <style:text-properties style:font-name="Latin Modern Math" officeooo:rsid="0042055c"/>
    </style:style>
    <style:style style:name="T19" style:family="text">
      <style:text-properties style:font-name="Latin Modern Math" officeooo:rsid="005ef352"/>
    </style:style>
    <style:style style:name="T20" style:family="text">
      <style:text-properties style:font-name="Latin Modern Math" officeooo:rsid="0060b250"/>
    </style:style>
    <style:style style:name="T21" style:family="text">
      <style:text-properties style:font-name="Latin Modern Math" officeooo:rsid="0062486d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45d571" style:font-style-asian="normal" style:font-style-complex="normal"/>
    </style:style>
    <style:style style:name="T24" style:family="text">
      <style:text-properties fo:font-style="normal" officeooo:rsid="00484358" style:font-style-asian="normal" style:font-style-complex="normal"/>
    </style:style>
    <style:style style:name="T25" style:family="text">
      <style:text-properties officeooo:rsid="00484358"/>
    </style:style>
    <style:style style:name="T26" style:family="text">
      <style:text-properties officeooo:rsid="004be174"/>
    </style:style>
    <style:style style:name="T27" style:family="text">
      <style:text-properties officeooo:rsid="005b06dc"/>
    </style:style>
    <style:style style:name="T28" style:family="text">
      <style:text-properties officeooo:rsid="005c8d75"/>
    </style:style>
    <style:style style:name="T29" style:family="text">
      <style:text-properties officeooo:rsid="00590fea"/>
    </style:style>
    <style:style style:name="T30" style:family="text">
      <style:text-properties officeooo:rsid="006428bf"/>
    </style:style>
    <style:style style:name="T31" style:family="text">
      <style:text-properties officeooo:rsid="006476f4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stantOffice</text:p>
      <text:p text:style-name="P1">Projecto de Bases de Dados – LEIC-A 2016/2017</text:p>
      <text:p text:style-name="P16"/>
      <text:p text:style-name="P4"/>
      <text:p text:style-name="P4"/>
      <text:p text:style-name="P4"/>
      <text:p text:style-name="P4"/>
      <text:p text:style-name="P4"/>
      <text:p text:style-name="P4"/>
      <text:h text:style-name="P31" text:outline-level="1">Parte <text:span text:style-name="T2">4</text:span> – <text:span text:style-name="T2">Índices &amp; </text:span><text:span text:style-name="T1">Data Warehouse</text:span></text:h>
      <text:h text:style-name="P36" text:outline-level="2"/>
      <text:p text:style-name="P5"/>
      <text:p text:style-name="P5"/>
      <text:h text:style-name="P36" text:outline-level="2"/>
      <text:h text:style-name="P36" text:outline-level="2"/>
      <text:h text:style-name="P36" text:outline-level="2"/>
      <text:p text:style-name="P8"/>
      <text:p text:style-name="P7">Profº Responsável: Gabriel Pestana</text:p>
      <text:p text:style-name="P6">Turno: BD225179L09 – Grupo 2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81045</text:p>
          </table:table-cell>
          <table:table-cell table:style-name="Table1.B1" office:value-type="string">
            <text:p text:style-name="P3">Rui Ventura </text:p>
          </table:table-cell>
          <table:table-cell table:style-name="Table1.C1" office:value-type="string">
            <text:p text:style-name="P2"><text:s/>Tempo dedicado: <text:span text:style-name="T30">10</text:span>h</text:p>
          </table:table-cell>
        </table:table-row>
        <table:table-row>
          <table:table-cell table:style-name="Table1.A1" office:value-type="string">
            <text:p text:style-name="P2">81586</text:p>
          </table:table-cell>
          <table:table-cell table:style-name="Table1.B1" office:value-type="string">
            <text:p text:style-name="P3">Diogo Freitas </text:p>
          </table:table-cell>
          <table:table-cell table:style-name="Table1.C1" office:value-type="string">
            <text:p text:style-name="P2"><text:s/>Tempo dedicado: <text:span text:style-name="T31">3</text:span>h</text:p>
          </table:table-cell>
        </table:table-row>
        <table:table-row>
          <table:table-cell table:style-name="Table1.A1" office:value-type="string">
            <text:p text:style-name="P2">81700</text:p>
          </table:table-cell>
          <table:table-cell table:style-name="Table1.B1" office:value-type="string">
            <text:p text:style-name="P3">Sara Azinhal </text:p>
          </table:table-cell>
          <table:table-cell table:style-name="Table1.C1" office:value-type="string">
            <text:p text:style-name="P2"><text:s/>Tempo dedicado: <text:span text:style-name="T30">10h</text:span></text:p>
          </table:table-cell>
        </table:table-row>
      </table:table>
      <text:p text:style-name="P5"/>
      <text:h text:style-name="P33" text:outline-level="1">Índices</text:h>
      <text:list xml:id="list2759011846212871360" text:style-name="L1">
        <text:list-item>
          <text:p text:style-name="P20">Indique, justificando, que tipo de índice(s), sobre que atributo(s) e sobre que tabela(s) faria sentido criar de modo a acelerar a execução destas interrogações.</text:p>
          <text:list>
            <text:list-item>
              <text:p text:style-name="P25"><text:span text:style-name="T18">Quais os utilizadores cujos espaços foram fiscalizados sempre pelo mesmo fiscal?</text:span></text:p>
              <text:p text:style-name="P26"><text:span text:style-name="T4">Morada, Código – HASH: Desagrupado / Denso em Fiscaliz</text:span><text:span text:style-name="T5">a</text:span><text:span text:style-name="T6"> e Arrenda</text:span><text:span text:style-name="T5"><text:line-break/>Criamos este índice de modo a acelerar a execução do INNER JOIN </text:span><text:span text:style-name="T6">entre as tabelas</text:span></text:p>
              <text:p text:style-name="P26"><text:span text:style-name="T4">nif – BTREE: Agrupado / Esparso em Arrenda<text:line-break/></text:span><text:span text:style-name="T5">Criamos este índice de modo a acelerar a execução do GROUP BY</text:span></text:p>
            </text:list-item>
            <text:list-item>
              <text:p text:style-name="P21">Quais os espaços com postos que nunca foram alugados?</text:p>
              <text:p text:style-name="P22">Morada, Código – HASH: Desagrupado / Denso em Posto e Aluga<text:line-break/>Número – HASH: Desagrupado / Denso em Aluga e Estado<text:line-break/><text:span text:style-name="T25">Criamos estes índices de modo a acelerar a execução dos NATURAL JOINs entre Posto, Aluga e Estado</text:span></text:p>
              <text:p text:style-name="P22">Estado – HASH: Desagrupado / Denso em Estado<text:line-break/><text:span text:style-name="T26">Criamos este índice de modo a acelerar a execução do WHERE E.estado = ‘Aceite’</text:span></text:p>
              <text:p text:style-name="P23">Morada, Código_Espaço – HASH: Desagrupado / Denso em Posto<text:line-break/><text:span text:style-name="T25">Criamos este índice de modo a acelerar a execução do WHERE (morada, codigo_espaco) NOT IN (...)</text:span></text:p>
            </text:list-item>
          </text:list>
        </text:list-item>
        <text:list-item>
          <text:p text:style-name="P24">Crie o(s) índice(s) em SQL, se necessário. Examine o plano de execução obtido para cada uma das queries e justifique.</text:p>
          <text:p text:style-name="P27"><text:span text:style-name="T3">O MySQL cria automaticamente índices referentes a </text:span><text:span text:style-name="T7">Foreign </text:span><text:span text:style-name="T10">e</text:span><text:span text:style-name="T7"> Primary Keys</text:span><text:span text:style-name="T3">. De forma a </text:span><text:span text:style-name="T14">comparar</text:span><text:span text:style-name="T3"> </text:span><text:span text:style-name="T14">os </text:span><text:span text:style-name="T3">p</text:span><text:span text:style-name="T12">l</text:span><text:span text:style-name="T3">ano</text:span><text:span text:style-name="T14">s</text:span><text:span text:style-name="T3"> de execução </text:span><text:span text:style-name="T14">com e sem índices</text:span><text:span text:style-name="T3">, primeiro é necessário remov</text:span><text:span text:style-name="T14">er os índices de FKs:</text:span></text:p>
          <text:p text:style-name="P27"><text:span text:style-name="T3">Primeiro Passo:<text:line-break/>Listar os nomes das </text:span><text:span text:style-name="T13">restrições das </text:span><text:span text:style-name="T3">chaves, usando “SHOW CREATE TABLE &lt;Table Name&gt;” (Nota: diferente de “SHOW INDEX”, onde aperece o </text:span><text:span text:style-name="T14">nome do índice e não da restrição</text:span><text:span text:style-name="T3">)</text:span></text:p>
          <text:p text:style-name="P27"><text:soft-page-break/><text:span text:style-name="T3">Segundo Passo:<text:line-break/></text:span><text:span text:style-name="T12">Eliminar as </text:span><text:span text:style-name="T13">retricões das FK</text:span><text:span text:style-name="T12">, usando “ALTER TABLE &lt;Table Name&gt; DROP FOREIGN KEY &lt;Foreign Key </text:span><text:span text:style-name="T13">Constraint </text:span><text:span text:style-name="T12">Name&gt;”</text:span></text:p>
          <text:p text:style-name="P28"><text:span text:style-name="T3">Terceiro Passo:<text:line-break/>Eliminar </text:span><text:span text:style-name="T13">os </text:span><text:span text:style-name="T3">Índices das </text:span><text:span text:style-name="T13">FK</text:span><text:span text:style-name="T3">, usando “</text:span><text:span text:style-name="T13">ALTER TABE &lt;</text:span><text:span text:style-name="T14">Table Name</text:span><text:span text:style-name="T13">&gt; </text:span><text:span text:style-name="T3">DROP </text:span><text:span text:style-name="T13">KEY</text:span><text:span text:style-name="T3"> &lt;</text:span><text:span text:style-name="T13">Key </text:span><text:span text:style-name="T17">Name</text:span><text:span text:style-name="T3">&gt;”</text:span></text:p>
          <text:p text:style-name="P28"><text:span text:style-name="T14">Consecutivamente, obtemos </text:span><text:span text:style-name="T3">os planos e tempos de execução </text:span><text:span text:style-name="T14">das </text:span><text:span text:style-name="T3">duas queries.<text:line-break/>“EXPLAIN &lt;Query&gt; </text:span><text:span text:style-name="T21">\G</text:span><text:span text:style-name="T3">” para ambas, de forma a obter os seus planos de execução,<text:line-break/>“SET PROFILING=1”, executamos as queries, “SET PROFILING=0” e “SHOW PROFILES </text:span><text:span text:style-name="T21">\G</text:span><text:span text:style-name="T3">”, de forma a obter os seus tempos.</text:span></text:p>
          <text:p text:style-name="P29"><text:span text:style-name="T3">De seguida, </text:span><text:span text:style-name="T20">criamos</text:span><text:span text:style-name="T3">, </text:span><text:span text:style-name="T20">d</text:span><text:span text:style-name="T3">os índices escolhidos na alínea anterior, </text:span><text:span text:style-name="T20">aqueles que não estão associados a </text:span><text:span text:style-name="T9">Primary Keys</text:span><text:span text:style-name="T3">, usando “CREATE INDEX &lt;Index Name&gt; ON &lt;Table Name&gt;</text:span><text:span text:style-name="T15">(&lt;Atributo(s)&gt;)</text:span><text:span text:style-name="T3">”</text:span><text:span text:style-name="T11">.<text:line-break/></text:span><text:span text:style-name="T3">E </text:span><text:span text:style-name="T15">obtemos os </text:span><text:span text:style-name="T16">novos</text:span><text:span text:style-name="T15"> t</text:span><text:span text:style-name="T3">empos e planos de execução das queries.</text:span></text:p>
          <text:p text:style-name="P30"><text:span text:style-name="T3"/></text:p>
        </text:list-item>
      </text:list>
      <text:p text:style-name="P12"/>
      <text:h text:style-name="P35" text:outline-level="1">Data Warehouse</text:h>
      <text:p text:style-name="P9"/>
      <text:list xml:id="list3368540329048151449" text:style-name="L2">
        <text:list-item>
          <text:p text:style-name="P14">Escreva as instruções SQL necessárias para carregar o esquema em estrela a partir das tabelas existentes. Os regi<text:span text:style-name="T27">s</text:span>t<text:span text:style-name="T27">o</text:span>s das dimensões data e tempo devem ser gerados automaticamente.</text:p>
          <text:p text:style-name="P15">Esquema em estrela – Anexo 1</text:p>
          <text:p text:style-name="P15">População <text:span text:style-name="T28">das dimensões data e tempo</text:span> – Anexo 2</text:p>
        </text:list-item>
        <text:list-item>
          <text:p text:style-name="P13"><text:span text:style-name="T23">Considerandoo esquema em estrela criado em (1), escreva uma consula OLAP em SQL para obter o cubo com valor médio pago sobre as dimensões localizaç</text:span><text:span text:style-name="T24">ã</text:span><text:span text:style-name="T23">o e data, considerando apenas os níveis “espaço” e “posto” da dimensão localização e “dia” e “mês” da dimensão data.</text:span></text:p>
          <text:p text:style-name="P17"><text:span text:style-name="T22">Anexo 3</text:span></text:p>
        </text:list-item>
      </text:list>
      <text:p text:style-name="P10"/>
      <text:h text:style-name="P34" text:outline-level="1">A<text:span text:style-name="T28">nexo</text:span> 1</text:h>
      <text:p text:style-name="P19"><text:span text:style-name="T29"><text:line-break/>CREATE TABLE olap_User_dim (<text:line-break/> <text:s/>user_id <text:s/>INTEGER(9) <text:s/>NOT NULL UNIQUE AUTO_INCREMENT,<text:line-break/> <text:s/>nif <text:s text:c="5"/>VARCHAR(9) <text:s/>NOT NULL,<text:line-break/> <text:s/>name <text:s text:c="4"/>VARCHAR(80) NOT NULL,<text:line-break/> <text:s/>phone <text:s text:c="3"/>VARCHAR(26) NOT NULL,<text:line-break/> <text:s/>PRIMARY KEY(user_id)<text:line-break/>);</text:span></text:p>
      <text:p text:style-name="P18">CREATE TABLE olap_Location_dim (<text:line-break/> <text:s/>location_id <text:s text:c="5"/>INTEGER(9) <text:s text:c="2"/>NOT NULL UNIQUE AUTO_INCREMENT,<text:line-break/> <text:s/>code_office <text:s text:c="5"/>VARCHAR(255),<text:line-break/> <text:s/>code_space <text:s text:c="6"/>VARCHAR(255),<text:line-break/> <text:s/>address_building VARCHAR(255) NOT NULL,<text:line-break/> <text:s/>PRIMARY KEY(location_id)<text:line-break/>);</text:p>
      <text:p text:style-name="P18">CREATE TABLE olap_Date_dim (<text:line-break/> <text:s/>date_id <text:s text:c="6"/>INTEGER(3) NOT NULL UNIQUE AUTO_INCREMENT,<text:line-break/> <text:s/>date_day <text:s text:c="5"/>INTEGER(2) NOT NULL,<text:line-break/> <text:s/>date_week <text:s text:c="4"/>INTEGER(2) NOT NULL,<text:line-break/> <text:s/>date_month <text:s text:c="3"/>INTEGER(2) NOT NULL,<text:line-break/> <text:s/>date_semester INTEGER(1) NOT NULL,<text:line-break/> <text:s/>date_year <text:s text:c="4"/>INTEGER(4) NOT NULL,<text:line-break/> <text:s/>PRIMARY KEY(date_id)<text:line-break/>);<text:line-break/>CALL load_date_dim();</text:p>
      <text:p text:style-name="P18">CREATE TABLE olap_Time_dim (<text:line-break/> <text:s/>time_id <text:s text:c="4"/>INTEGER(3) <text:s/>NOT NULL UNIQUE AUTO_INCREMENT,<text:line-break/> <text:s/>time_minute INTEGER(2) <text:s/>NOT NULL,<text:line-break/> <text:s/>time_hour <text:s text:c="2"/>INTEGER(2) <text:s/>NOT NULL,<text:line-break/> <text:s/>PRIMARY KEY(time_id)<text:line-break/>);<text:line-break/>CALL load_time_dim();</text:p>
      <text:p text:style-name="P18">CREATE TABLE olap_Reservations (<text:line-break/> <text:s/>location_id INTEGER(9) <text:s text:c="3"/>NOT NULL,<text:line-break/> <text:s/>time_id <text:s text:c="4"/>INTEGER(3) <text:s text:c="3"/>NOT NULL,<text:line-break/><text:soft-page-break/> <text:s/>date_id <text:s text:c="4"/>INTEGER(3) <text:s text:c="3"/>NOT NULL,<text:line-break/> <text:s/>user_id <text:s text:c="4"/>INTEGER(9) <text:s text:c="3"/>NOT NULL,<text:line-break/> <text:s/>amount <text:s text:c="5"/>DECIMAL(19,4) NOT NULL,<text:line-break/> <text:s/>time_period INTEGER(3) <text:s text:c="3"/>NOT NULL,<text:line-break/> <text:s/>PRIMARY KEY(location_id, time_id, date_id),<text:line-break/> <text:s/>FOREIGN KEY(location_id) REFERENCES olap_Location_dim(location_id),<text:line-break/> <text:s/>FOREIGN KEY(time_id) <text:s text:c="4"/>REFERENCES olap_Time_dim(time_id),<text:line-break/> <text:s/>FOREIGN KEY(date_id) <text:s text:c="4"/>REFERENCES olap_Date_dim(date_id),<text:line-break/> <text:s/>FOREIGN KEY(user_id) <text:s text:c="4"/>REFERENCES olap_User_dim(user_id)<text:line-break/>);</text:p>
      <text:p text:style-name="P18"/>
      <text:h text:style-name="P32" text:outline-level="1">A<text:span text:style-name="T28">nexo</text:span> 2</text:h>
      <text:p text:style-name="P19"><text:span text:style-name="T29"><text:line-break/>DELIMITER $$<text:line-break/>CREATE PROCEDURE load_date_dim()<text:line-break/>BEGIN<text:line-break/> <text:s/>DECLARE v_full_date DATETIME;<text:line-break/> <text:s/>SET v_full_date = '2016-01-01 00:00:00';<text:line-break/> <text:s/>WHILE v_full_date &lt; '2018-01-01 00:00:00' DO<text:line-break/> <text:s text:c="3"/>INSERT INTO olap_Date_dim (<text:line-break/> <text:s text:c="5"/>date_day,<text:line-break/> <text:s text:c="5"/>date_week,<text:line-break/> <text:s text:c="5"/>date_month,<text:line-break/> <text:s text:c="5"/>date_semester,<text:line-break/> <text:s text:c="5"/>date_year<text:line-break/> <text:s text:c="3"/>) VALUES (<text:line-break/> <text:s text:c="5"/>DAY(v_full_date),<text:line-break/> <text:s text:c="5"/>WEEK(v_full_date),<text:line-break/> <text:s text:c="5"/>MONTH(v_full_date),<text:line-break/> <text:s text:c="5"/>CEIL(MONTH(v_full_date) / 6),<text:line-break/> <text:s text:c="5"/>YEAR(v_full_date)<text:line-break/> <text:s text:c="3"/>);<text:line-break/> <text:s text:c="3"/>SET v_full_date = DATE_ADD(v_full_date, INTERVAL 1 DAY);<text:line-break/> <text:s/>END WHILE;<text:line-break/>END;<text:line-break/>$$</text:span></text:p>
      <text:p text:style-name="P18"><text:soft-page-break/>CREATE PROCEDURE load_time_dim()<text:line-break/>BEGIN<text:line-break/> <text:s/>DECLARE v_full_time TIME;<text:line-break/> <text:s/>SET v_full_time = '00:00:00.0000';<text:line-break/> <text:s/>WHILE v_full_time &lt;= '23:59:00.0000' DO<text:line-break/> <text:s text:c="3"/>INSERT INTO olap_Time_dim (<text:line-break/> <text:s text:c="5"/>time_minute,<text:line-break/> <text:s text:c="5"/>time_hour<text:line-break/> <text:s text:c="3"/>) VALUES (<text:line-break/> <text:s text:c="5"/>MINUTE(v_full_time),<text:line-break/> <text:s text:c="5"/>HOUR(v_full_time)<text:line-break/> <text:s text:c="3"/>);<text:line-break/> <text:s text:c="3"/>SET v_full_time = ADDTIME(v_full_time, '00:01:0.0000');<text:line-break/> <text:s/>END WHILE;<text:line-break/>END;<text:line-break/>$$</text:p>
      <text:p text:style-name="P18"/>
      <text:h text:style-name="Heading_20_1" text:outline-level="1">Anexo 3</text:h>
      <text:p text:style-name="P16"><text:line-break/>SELECT date_month, date_day, code_space, code_office, AVG(amount)<text:line-break/> <text:s/>FROM olap_Reservations<text:line-break/> <text:s text:c="3"/>NATURAL JOIN olap_Date_dim<text:line-break/> <text:s text:c="3"/>NATURAL JOIN olap_Location_dim<text:line-break/> <text:s/>GROUP BY date_month, date_day, code_space, code_office WITH ROLLUP<text:line-break/><text:line-break/> <text:s/>UNION<text:line-break/><text:line-break/> <text:s/>SELECT date_month, date_day, code_space, code_office, AVG(amount)<text:line-break/> <text:s/>FROM olap_Reservations<text:line-break/> <text:s text:c="3"/>NATURAL JOIN olap_Date_dim<text:line-break/> <text:s text:c="3"/>NATURAL JOIN olap_Location_dim<text:line-break/> <text:s/>GROUP BY date_day, code_space, code_office, date_month WITH ROLLUP<text:line-break/><text:line-break/> <text:s/>UNION<text:line-break/><text:line-break/> <text:s/>SELECT date_month, date_day, code_space, code_office, AVG(amount)<text:line-break/> <text:s/>FROM olap_Reservations<text:line-break/><text:soft-page-break/> <text:s text:c="3"/>NATURAL JOIN olap_Date_dim<text:line-break/> <text:s text:c="3"/>NATURAL JOIN olap_Location_dim<text:line-break/> <text:s/>GROUP BY code_space, code_office, date_month, date_day WITH ROLLUP<text:line-break/><text:line-break/> <text:s/>UNION<text:line-break/><text:line-break/> <text:s/>SELECT date_month, date_day, code_space, code_office, AVG(amount)<text:line-break/> <text:s/>FROM olap_Reservations<text:line-break/> <text:s text:c="3"/>NATURAL JOIN olap_Date_dim<text:line-break/> <text:s text:c="3"/>NATURAL JOIN olap_Location_dim<text:line-break/> <text:s/>GROUP BY code_office, date_month, date_day, code_space WITH ROLLUP<text:line-break/><text:line-break/> <text:s/>UNION<text:line-break/><text:line-break/> <text:s/>SELECT date_month, date_day, code_space, code_office, AVG(amount)<text:line-break/> <text:s/>FROM olap_Reservations<text:line-break/> <text:s text:c="3"/>NATURAL JOIN olap_Date_dim<text:line-break/> <text:s text:c="3"/>NATURAL JOIN olap_Location_dim<text:line-break/> <text:s/>GROUP BY date_month, code_space<text:line-break/><text:line-break/> <text:s/>UNION<text:line-break/><text:line-break/> <text:s/>SELECT date_month, date_day, code_space, code_office, AVG(amount)<text:line-break/> <text:s/>FROM olap_Reservations<text:line-break/> <text:s text:c="3"/>NATURAL JOIN olap_Date_dim<text:line-break/> <text:s text:c="3"/>NATURAL JOIN olap_Location_dim<text:line-break/> <text:s/>GROUP BY date_day, code_office<text:line-break/> <text:s/>ORDER BY date_month, date_day, code_space, code_offic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Math" svg:font-family="'Latin Modern Math'" style:font-pitch="variable"/>
    <style:font-face style:name="Latin Modern Math1" svg:font-family="'Latin Modern Math'" style:font-adornments="Regular" style:font-pitch="variable"/>
    <style:font-face style:name="Times New Roman" svg:font-family="'Times New Roman'" style:font-family-generic="roman" style:font-pitch="variable"/>
    <style:font-face style:name="Adobe Blank" svg:font-family="'Adobe Blan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dobe Blan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dobe Blan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atin Modern Math1" fo:font-family="'Latin Modern Math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atin Modern Math1" fo:font-family="'Latin Modern Math'" style:font-style-name="Regular" style:font-pitch="variable" fo:font-size="14pt" style:font-name-asian="Adobe Blank" style:font-family-asian="'Adobe Blan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style:font-name="Latin Modern Math" fo:font-family="'Latin Modern Math'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6:24:41.191038644</meta:creation-date>
    <dc:date>2016-12-16T18:00:18.171840384</dc:date>
    <meta:editing-duration>PT2H26M20S</meta:editing-duration>
    <meta:editing-cycles>28</meta:editing-cycles>
    <meta:generator>LibreOffice/5.2.3.3$Linux_X86_64 LibreOffice_project/20m0$Build-3</meta:generator>
    <meta:document-statistic meta:table-count="1" meta:image-count="0" meta:object-count="0" meta:page-count="8" meta:paragraph-count="47" meta:word-count="881" meta:character-count="6920" meta:non-whitespace-character-count="5664"/>
  </office:meta>
</office:document-meta>
</file>